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ál" style:master-page-name="MP0" style:family="paragraph">
      <style:paragraph-properties fo:break-before="page" fo:text-align="center"/>
      <style:text-properties style:font-name-complex="Times New Roman" fo:font-size="16pt" style:font-size-asian="16pt" style:font-size-complex="16pt"/>
    </style:style>
    <style:style style:name="T2" style:parent-style-name="Bekezdésalapbetűtípusa" style:family="text">
      <style:text-properties fo:font-weight="bold" style:font-weight-asian="bold" style:font-weight-complex="bold"/>
    </style:style>
    <style:style style:name="P3" style:parent-style-name="Normál" style:family="paragraph">
      <style:text-properties style:font-name="Times New Roman" style:font-name-complex="Times New Roman" fo:font-size="16pt" style:font-size-asian="16pt" style:font-size-complex="16pt"/>
    </style:style>
  </office:automatic-styles>
  <office:body>
    <office:text text:use-soft-page-breaks="true">
      <text:p text:style-name="P1">Nagy Tét Kft.</text:p>
      <text:p text:style-name="Normál">A NagyTét Kft<text:span text:style-name="T2">.</text:span><text:s/>olyan cég, amely különböző vállalkozások számára tervez és épít ki modern, megbízható hálózati rendszereket.<text:s/>A fejlesztéseket háromtagú csapatunk végzi, Mihó André, Péter Dávid és Varga Szilárd.<text:s/>Tanulmányaink során CCNA 1, 2 és 3 tanfolyamokat végeztük el, így magabiztosan használjuk a Cisco hálózati<text:s/>eszközöket.</text:p>
      <text:p text:style-name="Normál">Cégünket azzal bízták meg, hogy egy háromszintes kaszinó teljes hálózatának kialakítását oldjuk meg és korszerűsítsük, mert a régi infrastruktúra már túlterhelt és megbízhatatlanná vált. A célunk egy olyan rendszer létrehozása, amely stabil működést biztosít.</text:p>
      <text:p text:style-name="Normál">Kaszinó három<text:s/>szintjét<text:s/>három külön telephelynek tekintjük: a földszint a játékrészleg, az első emelet<text:s/>az irodai részleg<text:s/>és a szerverközpont, a második emelet pedig a<text:s/>VIP<text:s/>részleg.<text:s/>A három szint között a kapcsolatot külön routerek biztosítják, amelyek átviszik a forgalmat az egyes hálózati részek között.<text:s/></text:p>
      <text:p text:style-name="Normál">A hálózatot három VLAN-ra osztjuk,<text:s/>az<text:s/>iroda/szerverközpont<text:s/>(VLAN 10), a játékterem (VLAN 20),<text:s/>és<text:s/>a VIP (VLAN 30).<text:s/>A forgalomirányítást több router végzi, központi szinten HSRP-t használunk, hogy<text:s/>meghibásodás esetén is<text:s/>elérhető<text:s/>legyen a hálózat. A<text:s/>routerek között OSPFv2<text:s/>forgalomirányitó protokolt fogunk használni,<text:s/>és néhány statikus útvonalat is beállítunk.</text:p>
      <text:p text:style-name="Normál">A hálózatban IPv4 és IPv6 címeket is<text:s/>alkalmazni fogunk.<text:s/>Az irodában<text:s/>műkődik majd<text:s/>egy Windows szerver, amely biztosítja az Active Directory, DHCP, DNS, fájl- és nyomtatómegosztás mellett a belső weboldalt is, amely HTTP és HTTPS protokollon keresztül<text:s/>lesz<text:s/>elérhető. Emellett<text:s/>létrehozunk egy<text:s/>Linux szervert<text:s/>további fájlmegosztásra<text:s/>és<text:s/>automatizált biztonsági mentésekre.<text:s/></text:p>
      <text:p text:style-name="Normál">A switcheken VLAN-okat, VTP-t, EtherChannelt és STP-t állítunk be.<text:s/>Az STP kezeli a tartalék útvonalakat, így ha egy kapcsolat kiesik, a hálózat továbbra is működik.</text:p>
      <text:p text:style-name="Normál">A kaszinó teljes területén vezeték nélküli hálózatot is kiépítünk. Külön WiFi-hálózata<text:s/>lesz<text:s/>a dolgozóknak, és<text:s/>külön<text:s/>létrehozunk<text:s/>egy vendég<text:s/>hálózatot. A<text:s/>külső hálózat felé egy tűzfaleszközön keresztül csatlakozunk,<text:s/>amely<text:s/>VPN<text:s/>kapcsolatot<text:s/>is biztosít a<text:s/>külsősök felé.<text:s/>Ugyanez a tűzfal végzi a statikus és dinamikus NAT-olást is.<text:s/><text:s/>Az irodai hálózatban ACL-ekkel szabályozzuk, hogy csak az ott dolgozók férjenek hozzá a szerverekhez és az érzékenyebb részekhez.</text:p>
      <text:p text:style-name="P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Címsor1" style:display-name="Címsor 1" style:family="paragraph" style:parent-style-name="Normál" style:next-style-name="Normá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Címsor2" style:display-name="Címsor 2" style:family="paragraph" style:parent-style-name="Normál" style:next-style-name="Normá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Címsor3" style:display-name="Címsor 3" style:family="paragraph" style:parent-style-name="Normál" style:next-style-name="Normá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Címsor4" style:display-name="Címsor 4" style:family="paragraph" style:parent-style-name="Normál" style:next-style-name="Normá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Címsor5" style:display-name="Címsor 5" style:family="paragraph" style:parent-style-name="Normál" style:next-style-name="Normá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Címsor6" style:display-name="Címsor 6" style:family="paragraph" style:parent-style-name="Normál" style:next-style-name="Normá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Címsor7" style:display-name="Címsor 7" style:family="paragraph" style:parent-style-name="Normál" style:next-style-name="Normá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Címsor8" style:display-name="Címsor 8" style:family="paragraph" style:parent-style-name="Normál" style:next-style-name="Normá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Címsor9" style:display-name="Címsor 9" style:family="paragraph" style:parent-style-name="Normál" style:next-style-name="Normá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style:style style:name="Címsor1Char" style:display-name="Címsor 1 Char" style:family="text" style:parent-style-name="Bekezdésalapbetűtípusa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Címsor2Char" style:display-name="Címsor 2 Char" style:family="text" style:parent-style-name="Bekezdésalapbetűtípusa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Címsor3Char" style:display-name="Címsor 3 Char" style:family="text" style:parent-style-name="Bekezdésalapbetűtípusa">
      <style:text-properties style:font-name-asian="Times New Roman" style:font-name-complex="Times New Roman" fo:color="#0F4761" fo:font-size="14pt" style:font-size-asian="14pt" style:font-size-complex="14pt"/>
    </style:style>
    <style:style style:name="Címsor4Char" style:display-name="Címsor 4 Char" style:family="text" style:parent-style-name="Bekezdésalapbetűtípusa">
      <style:text-properties style:font-name-asian="Times New Roman" style:font-name-complex="Times New Roman" fo:font-style="italic" style:font-style-asian="italic" style:font-style-complex="italic" fo:color="#0F4761"/>
    </style:style>
    <style:style style:name="Címsor5Char" style:display-name="Címsor 5 Char" style:family="text" style:parent-style-name="Bekezdésalapbetűtípusa">
      <style:text-properties style:font-name-asian="Times New Roman" style:font-name-complex="Times New Roman" fo:color="#0F4761"/>
    </style:style>
    <style:style style:name="Címsor6Char" style:display-name="Címsor 6 Char" style:family="text" style:parent-style-name="Bekezdésalapbetűtípusa">
      <style:text-properties style:font-name-asian="Times New Roman" style:font-name-complex="Times New Roman" fo:font-style="italic" style:font-style-asian="italic" style:font-style-complex="italic" fo:color="#595959"/>
    </style:style>
    <style:style style:name="Címsor7Char" style:display-name="Címsor 7 Char" style:family="text" style:parent-style-name="Bekezdésalapbetűtípusa">
      <style:text-properties style:font-name-asian="Times New Roman" style:font-name-complex="Times New Roman" fo:color="#595959"/>
    </style:style>
    <style:style style:name="Címsor8Char" style:display-name="Címsor 8 Char" style:family="text" style:parent-style-name="Bekezdésalapbetűtípusa">
      <style:text-properties style:font-name-asian="Times New Roman" style:font-name-complex="Times New Roman" fo:font-style="italic" style:font-style-asian="italic" style:font-style-complex="italic" fo:color="#272727"/>
    </style:style>
    <style:style style:name="Címsor9Char" style:display-name="Címsor 9 Char" style:family="text" style:parent-style-name="Bekezdésalapbetűtípusa">
      <style:text-properties style:font-name-asian="Times New Roman" style:font-name-complex="Times New Roman" fo:color="#272727"/>
    </style:style>
    <style:style style:name="Cím" style:display-name="Cím" style:family="paragraph" style:parent-style-name="Normál" style:next-style-name="Normá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CímChar" style:display-name="Cím Char" style:family="text" style:parent-style-name="Bekezdésalapbetűtípusa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Alcím" style:display-name="Alcím" style:family="paragraph" style:parent-style-name="Normál" style:next-style-name="Normá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AlcímChar" style:display-name="Alcím Char" style:family="text" style:parent-style-name="Bekezdésalapbetűtípusa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Idézet" style:display-name="Idézet" style:family="paragraph" style:parent-style-name="Normál" style:next-style-name="Normá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IdézetChar" style:display-name="Idézet Char" style:family="text" style:parent-style-name="Bekezdésalapbetűtípusa">
      <style:text-properties fo:font-style="italic" style:font-style-asian="italic" style:font-style-complex="italic" fo:color="#404040"/>
    </style:style>
    <style:style style:name="Listaszerűbekezdés" style:display-name="Listaszerű bekezdés" style:family="paragraph" style:parent-style-name="Normál">
      <style:paragraph-properties style:contextual-spacing="true" fo:margin-left="0.5in">
        <style:tab-stops/>
      </style:paragraph-properties>
      <style:text-properties fo:hyphenate="false"/>
    </style:style>
    <style:style style:name="Erőskiemelés" style:display-name="Erős kiemelés" style:family="text" style:parent-style-name="Bekezdésalapbetűtípusa">
      <style:text-properties fo:font-style="italic" style:font-style-asian="italic" style:font-style-complex="italic" fo:color="#0F4761"/>
    </style:style>
    <style:style style:name="Kiemeltidézet" style:display-name="Kiemelt idézet" style:family="paragraph" style:parent-style-name="Normál" style:next-style-name="Normá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KiemeltidézetChar" style:display-name="Kiemelt idézet Char" style:family="text" style:parent-style-name="Bekezdésalapbetűtípusa">
      <style:text-properties fo:font-style="italic" style:font-style-asian="italic" style:font-style-complex="italic" fo:color="#0F4761"/>
    </style:style>
    <style:style style:name="Erőshivatkozás" style:display-name="Erős hivatkozás" style:family="text" style:parent-style-name="Bekezdésalapbetűtípusa">
      <style:text-properties fo:font-weight="bold" style:font-weight-asian="bold" style:font-weight-complex="bold" fo:font-variant="small-caps" fo:color="#0F4761" fo:letter-spacing="0.0034in"/>
    </style:style>
    <style:style style:name="NormálWeb" style:display-name="Normál (Web)" style:family="paragraph" style:parent-style-name="Normál">
      <style:text-properties style:font-name="Times New Roman" style:font-name-complex="Times New Roman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ndré Mihó</meta:initial-creator>
    <dc:creator>André Mihó</dc:creator>
    <meta:creation-date>2025-11-30T09:46:00Z</meta:creation-date>
    <dc:date>2025-11-30T13:04:00Z</dc:date>
    <meta:template xlink:href="Normal.dotm" xlink:type="simple"/>
    <meta:editing-cycles>1</meta:editing-cycles>
    <meta:editing-duration>PT6000S</meta:editing-duration>
    <meta:document-statistic meta:page-count="1" meta:paragraph-count="4" meta:word-count="337" meta:character-count="2255" meta:row-count="16" meta:non-whitespace-character-count="1922"/>
  </office:meta>
</office:document-meta>
</file>